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ranscoder.getTarge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ranscoder.getPixelUnitToMill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ranscoder.resolve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Transcoder.create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Transcoder.get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ranscoder.transcode( Document document , String uri , TranscoderOutput outpu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PDFTranscoder.configure( Configuration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ranscoder.PDFTrans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Transcoder.getSource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ranscoder.createBridg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ranscoder.createBridgeContext(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Transcoder.setupImageInfrastructure( final String bas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